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CS JIRA TOOL ASSESSMENT</text:p>
      <text:p text:style-name="Standard"/>
      <text:list xml:id="list4567386939103173589" text:style-name="L1">
        <text:list-item>
          <text:p text:style-name="P1">Which way user can use to track/follow a specific issue easily?</text:p>
          <text:p text:style-name="P2">a. Add the issue to Watched Issues </text:p>
          <text:p text:style-name="P1">b. Add a comment to the issue</text:p>
          <text:p text:style-name="P1">c. Add an attachment to the issue</text:p>
          <text:p text:style-name="P1">d. Add a label to the issue</text:p>
        </text:list-item>
        <text:list-item>
          <text:p text:style-name="P1">Which keyboard shortcut allows user to go to Dashboard?</text:p>
          <text:p text:style-name="P1">a. Type '/'</text:p>
          <text:p text:style-name="P1">b. Type 'g' then 'h'</text:p>
          <text:p text:style-name="P1">c. Type 'g' then 'd'</text:p>
          <text:p text:style-name="P1">d. <text:s/>Type 'g' then 'k'</text:p>
        </text:list-item>
      </text:list>
      <text:p text:style-name="Standard"><text:s text:c="6"/>3. <text:s text:c="2"/>Which testing tool can be used to manage project and track issue?</text:p>
      <text:p text:style-name="Standard"><text:tab/>a. JIRA</text:p>
      <text:p text:style-name="Standard"><text:tab/>b. Redmine</text:p>
      <text:p text:style-name="Standard"><text:tab/>c. Bugzilla</text:p>
      <text:p text:style-name="Standard"><text:tab/>d. a,b and c are correct</text:p>
      <text:p text:style-name="Standard"><text:s text:c="6"/>4. <text:s text:c="2"/>How do you find out the list of users who are watching a specific issues?</text:p>
      <text:p text:style-name="Standard"><text:tab/>a. There is no way to view list of watchers</text:p>
      <text:p text:style-name="Standard"><text:s text:c="12"/>b. Open the issue then click on the number next to Watch </text:p>
      <text:p text:style-name="Standard"><text:tab/>c. Open the issue then look for the number of watchers under Team section</text:p>
      <text:p text:style-name="Standard"><text:tab/>d. Open the issue then click on Watch</text:p>
      <text:p text:style-name="Standard"><text:s text:c="6"/>5. <text:s text:c="2"/>What is the default maximum file upload size when creating an issue?</text:p>
      <text:p text:style-name="Standard"><text:tab/>a. 10 MB</text:p>
      <text:p text:style-name="Standard"><text:tab/>b. 20 MB</text:p>
      <text:p text:style-name="Standard"><text:tab/>c. 20 MB</text:p>
      <text:p text:style-name="Standard"><text:tab/>d. There is no limit on file upload size</text:p>
      <text:p text:style-name="Standard"><text:s text:c="7"/>6. <text:s/>Choose the correct steps you can use to search for an issue by the user who created the issue?</text:p>
      <text:p text:style-name="Standard"><text:s text:c="12"/>Precondition: Reporter Criteria checkbox is not checked</text:p>
      <text:p text:style-name="Standard"><text:tab/>I. Click on Issue Navigator </text:p>
      <text:p text:style-name="Standard"><text:s text:c="12"/>II. Check on Reporter Criteria checkbox <text:s text:c="2"/></text:p>
      <text:p text:style-name="Standard"><text:s text:c="12"/>III. Click on Reporter combo box then input the author of the issue</text:p>
      <text:p text:style-name="Standard"><text:s text:c="12"/>IV. Click on More Criteria <text:s text:c="3"/><text:tab/></text:p>
      <text:p text:style-name="Standard"><text:tab/></text:p>
      <text:p text:style-name="Standard"><text:tab/>a. I -&gt; II -&gt; III -&gt; IV</text:p>
      <text:p text:style-name="Standard"><text:tab/>b. IV -&gt; II -&gt; I -&gt; III</text:p>
      <text:p text:style-name="Standard"><text:tab/>c. I -&gt; IV -&gt; II -&gt; III</text:p>
      <text:p text:style-name="Standard"><text:tab/>d. III -&gt; II -&gt; I -&gt; IV</text:p>
      <text:p text:style-name="Standard"><text:s text:c="7"/>7. <text:s/>Choose the correct answer</text:p>
      <text:p text:style-name="Standard"><text:tab/>a. To find issues assigned to current user, type 'my' into Quick Search then press Enter</text:p>
      <text:p text:style-name="Standard"><text:s text:c="12"/>b. To find issues reported by current user, type 'r:me' into Quick Search then press Enter</text:p>
      <text:p text:style-name="Standard"><text:tab/>c. Both a and b are correct</text:p>
      <text:p text:style-name="Standard"><text:tab/>d. Both a and b are incorrect</text:p>
      <text:p text:style-name="Standard"><text:s text:c="7"/>8. <text:s/>What is the best way to view all the changes made to an issue since the time it was created?</text:p>
      <text:p text:style-name="Standard"><text:tab/>a. <text:s/>Open the issue then click on Activity tab under Activity section</text:p>
      <text:p text:style-name="Standard"><text:tab/>b. Open the issue then click on Source tab under Activity section</text:p>
      <text:p text:style-name="Standard"><text:tab/>c. Open the issue then click on Change tab under Activity section</text:p>
      <text:p text:style-name="Standard"><text:tab/>d. Open the issue then click on Revision tab under Activity section</text:p>
      <text:p text:style-name="Standard"><text:s text:c="7"/>9. <text:s/>How to launch Create Issue popup?</text:p>
      <text:p text:style-name="Standard"><text:s/><text:tab/>a. Click on Create Issue next to Quick Search</text:p>
      <text:p text:style-name="Standard"><text:tab/>b. Using 'c' keyboard shortcut</text:p>
      <text:p text:style-name="Standard"><text:soft-page-break/><text:tab/>c. Both a and b are incorrect</text:p>
      <text:p text:style-name="Standard"><text:tab/>d. Both a and b are correct</text:p>
      <text:p text:style-name="Standard"><text:s text:c="6"/>10. What is the main purpose of filter in Jira?</text:p>
      <text:p text:style-name="Standard"><text:tab/>a. <text:s/>When you need to search for issues using search criterias, you can use filter to save the query for later use</text:p>
      <text:p text:style-name="Standard"><text:tab/>b. You can use filter to add labels to issues to categorize them</text:p>
      <text:p text:style-name="Standard"><text:tab/>c. When you need to share an issue with another person, you can use filter to create a link to the issue</text:p>
      <text:p text:style-name="Standard"><text:s text:c="6"/>11. Which keywords reference is not supported in Advanced Search?</text:p>
      <text:p text:style-name="Standard"><text:s/><text:tab/>a. AND</text:p>
      <text:p text:style-name="Standard"><text:tab/>b. OR</text:p>
      <text:p text:style-name="Standard"><text:tab/>c. NOR</text:p>
      <text:p text:style-name="Standard"><text:tab/>d. NOT</text:p>
      <text:p text:style-name="Standard"><text:s text:c="6"/>12. How to export an issue to Word format?</text:p>
      <text:p text:style-name="Standard"><text:tab/>a. Open the issue, click on Views then click on Word</text:p>
      <text:p text:style-name="Standard"><text:tab/>b. Open the issue, click on Share then click on Word</text:p>
      <text:p text:style-name="Standard"><text:tab/>c. Open the issue, click on More Actions then click on Word</text:p>
      <text:p text:style-name="Standard"><text:tab/>d. Open the issue, click on Edit then click on Word</text:p>
      <text:p text:style-name="Standard"><text:s text:c="6"/>13. What can you do to prevent duplicate bugs?</text:p>
      <text:p text:style-name="Standard"><text:tab/>a. Submit the bug for team review to avoid duplicate bugs among team members</text:p>
      <text:p text:style-name="Standard"><text:tab/>b. Search for the bug by yourself using the combination of subject, category...</text:p>
      <text:p text:style-name="Standard"><text:tab/>c. Both a and b are correct</text:p>
      <text:p text:style-name="Standard"><text:tab/>d. Both a and b are incorrect <text:tab/></text:p>
      <text:p text:style-name="Standard"><text:s text:c="6"/>14. How can you check for your timesheet in JIRA?</text:p>
      <text:p text:style-name="Standard"><text:tab/>a. Click on the arrow next to Tempo then select Timesheet</text:p>
      <text:p text:style-name="Standard"><text:tab/>b. Click on the arrow next to Tempo then select User</text:p>
      <text:p text:style-name="Standard"><text:tab/>c. Click on the arrow next to Projects then select User</text:p>
      <text:p text:style-name="Standard"><text:tab/>d. Click on the arrow next to Projects then select Timesheet</text:p>
      <text:p text:style-name="Standard"><text:s text:c="7"/>15. Choose the correct answer</text:p>
      <text:p text:style-name="Standard"><text:tab/>a. All bugs are issues but not all issues are bugs</text:p>
      <text:p text:style-name="Standard"><text:tab/>b. Defect is caused by human's mistake</text:p>
      <text:p text:style-name="Standard"><text:tab/>c. Software failure is result of defect</text:p>
      <text:p text:style-name="Standard"><text:tab/>d. a, b, c are correct</text:p>
      <text:p text:style-name="Standard"><text:s text:c="8"/>16. Which one is the correct example of the bug with high severity, low priority</text:p>
      <text:p text:style-name="Standard"><text:tab/>a. A bug which causes the program to crash or freeze after browsing a very large image gallery for a very long time then save the image gallery 10 times</text:p>
      <text:p text:style-name="Standard"><text:tab/>b. Some texts on the UI appear a little blurry on very high resolution monitor</text:p>
      <text:p text:style-name="Standard"><text:tab/>c. The company logo is displayed incorrectly on website's homepage<text:tab/></text:p>
      <text:p text:style-name="Standard"><text:tab/>d. The bug which prevents the user from logging to the website</text:p>
      <text:p text:style-name="Standard"><text:s text:c="7"/>17. <text:s/>Choose the incorrect answer</text:p>
      <text:p text:style-name="Standard"><text:s/><text:tab/>a. We should upload the screenshot along with reproduced steps when the issue is related to GUI </text:p>
      <text:p text:style-name="Standard"><text:tab/>b. We should upload the video along with reproduced steps when the issue is related to function</text:p>
      <text:p text:style-name="Standard"><text:tab/>c. For the issue which is related to GUI, only screenshot is enough. We don't need to include reproduced steps in bug report</text:p>
      <text:p text:style-name="Standard"><text:s/><text:tab/>d. a, b and c are incorrect</text:p>
      <text:p text:style-name="Standard"><text:s text:c="7"/>18. How to assign a new issue to a user?</text:p>
      <text:p text:style-name="Standard"><text:tab/>a. Create a new issue, click on Assignee combo box then input or select a user to assign</text:p>
      <text:p text:style-name="Standard"><text:tab/>b. Create a new issue, click on Assigner combo box then input or select a user to assign</text:p>
      <text:p text:style-name="Standard"><text:tab/>c. Both a and b are correct</text:p>
      <text:p text:style-name="Standard"><text:tab/>d. Both a and b are incorrect</text:p>
      <text:p text:style-name="Standard"><text:soft-page-break/><text:s text:c="6"/>19. How to add and remove fields on Create Issue popup?</text:p>
      <text:p text:style-name="Standard"><text:tab/>a. Click on x button next to a field to remove it, click on + button next to a field to add it</text:p>
      <text:p text:style-name="Standard"><text:tab/>b. Click on Configure Fields &gt; Custom to add/remove fields</text:p>
      <text:p text:style-name="Standard"><text:tab/>c. Both a and b are correct</text:p>
      <text:p text:style-name="Standard"><text:s text:c="7"/>20. How to open a list of recently viewed issues</text:p>
      <text:p text:style-name="Standard"><text:tab/>a. Switch to Advanced Search then input 'issuekey in issueHistory()'</text:p>
      <text:p text:style-name="Standard"><text:tab/>b. Click on Recently Viewed filter</text:p>
      <text:p text:style-name="Standard"><text:tab/>c. Both a and b are correct</text:p>
      <text:p text:style-name="Standard"><text:tab/>d. Both a and b are incorrect<text:tab/></text:p>
      <text:p text:style-name="Standard"><text:tab/><text:tab/></text:p>
      <text:p text:style-name="Standard">ANSWERS</text:p>
      <text:list xml:id="list624890901564646270" text:style-name="L2">
        <text:list-item>
          <text:p text:style-name="P3">a</text:p>
        </text:list-item>
        <text:list-item>
          <text:p text:style-name="P3">c</text:p>
        </text:list-item>
        <text:list-item>
          <text:p text:style-name="P3">d</text:p>
        </text:list-item>
        <text:list-item>
          <text:p text:style-name="P3">b</text:p>
        </text:list-item>
        <text:list-item>
          <text:p text:style-name="P3">a</text:p>
        </text:list-item>
        <text:list-item>
          <text:p text:style-name="P3">c</text:p>
        </text:list-item>
        <text:list-item>
          <text:p text:style-name="P3">c</text:p>
        </text:list-item>
        <text:list-item>
          <text:p text:style-name="P3">a</text:p>
        </text:list-item>
        <text:list-item>
          <text:p text:style-name="P3">d</text:p>
        </text:list-item>
        <text:list-item>
          <text:p text:style-name="P3">a</text:p>
        </text:list-item>
        <text:list-item>
          <text:p text:style-name="P3">c</text:p>
        </text:list-item>
        <text:list-item>
          <text:p text:style-name="P3">a</text:p>
        </text:list-item>
        <text:list-item>
          <text:p text:style-name="P3">c</text:p>
        </text:list-item>
        <text:list-item>
          <text:p text:style-name="P3">b</text:p>
        </text:list-item>
        <text:list-item>
          <text:p text:style-name="P3">d</text:p>
        </text:list-item>
        <text:list-item>
          <text:p text:style-name="P3">a</text:p>
        </text:list-item>
        <text:list-item>
          <text:p text:style-name="P3">c</text:p>
        </text:list-item>
        <text:list-item>
          <text:p text:style-name="P3">a</text:p>
        </text:list-item>
        <text:list-item>
          <text:p text:style-name="P3">b</text:p>
        </text:list-item>
        <text:list-item>
          <text:p text:style-name="P3">c</text:p>
        </text:list-item>
      </text:list>
      <text:list xml:id="list33311740" text:continue-list="list4567386939103173589" text:style-name="L1">
        <text:list-header>
          <text:p text:style-name="P1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4M41S</meta:editing-duration>
    <meta:editing-cycles>35</meta:editing-cycles>
    <meta:generator>OpenOffice/4.1.1$Win32 OpenOffice.org_project/411m6$Build-9775</meta:generator>
    <dc:date>2016-01-08T13:12:06.70</dc:date>
    <meta:document-statistic meta:table-count="0" meta:image-count="0" meta:object-count="0" meta:page-count="3" meta:paragraph-count="128" meta:word-count="1053" meta:character-count="5347"/>
    <meta:user-defined meta:name="Info 1"/>
    <meta:user-defined meta:name="Info 2"/>
    <meta:user-defined meta:name="Info 3"/>
    <meta:user-defined meta:name="Info 4"/>
  </office:meta>
</office:document-meta>
</file>